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3f25b"/>
    </style:style>
    <style:style style:name="P2" style:family="paragraph" style:parent-style-name="Text_20_body">
      <style:text-properties officeooo:rsid="0013f25b" officeooo:paragraph-rsid="0013f25b"/>
    </style:style>
    <style:style style:name="P3" style:family="paragraph" style:parent-style-name="Text_20_body">
      <style:text-properties fo:font-weight="normal" officeooo:rsid="00151d60" officeooo:paragraph-rsid="00151d60" style:font-weight-asian="normal" style:font-weight-complex="normal"/>
    </style:style>
    <style:style style:name="P4" style:family="paragraph" style:parent-style-name="Standard">
      <style:text-properties officeooo:rsid="00116626" officeooo:paragraph-rsid="00116626"/>
    </style:style>
    <style:style style:name="P5" style:family="paragraph" style:parent-style-name="Standard">
      <style:text-properties officeooo:paragraph-rsid="0013f25b"/>
    </style:style>
    <style:style style:name="P6" style:family="paragraph" style:parent-style-name="Standard">
      <style:text-properties officeooo:rsid="00151d60" officeooo:paragraph-rsid="00151d60"/>
    </style:style>
    <style:style style:name="T1" style:family="text">
      <style:text-properties officeooo:rsid="00116626"/>
    </style:style>
    <style:style style:name="T2" style:family="text">
      <style:text-properties officeooo:rsid="0013f25b"/>
    </style:style>
    <style:style style:name="T3" style:family="text">
      <style:text-properties fo:font-variant="normal" fo:text-transform="none" fo:color="#000000"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B III</text:p>
      <text:p text:style-name="P4">PROSEDUR PENELITIAN</text:p>
      <text:p text:style-name="P4"/>
      <text:p text:style-name="P4">A. Pendeketan Penelitian </text:p>
      <text:p text:style-name="P5"><text:span text:style-name="T1">Pendekatan yang digunakan dalam penelitian ini adalah pendekatan kuantitatif. Hal ini sesuai dengan apa yang menjadi hakikat dalam penelitian kuantitatif, menurut pendapat </text:span><text:span text:style-name="T3"><text:s/></text:span><text:bookmark text:name="Kasiram_2008"/><text:span text:style-name="T3">Kasiram (2008)</text:span></text:p>
      <text:p text:style-name="P1"><text:span text:style-name="T2">penelitian </text:span>kuantitatif <text:span text:style-name="T2">yaitu : </text:span></text:p>
      <text:p text:style-name="P1">“metode penelitian yang menggunakan proses data-data yang berupa angka sebagai alat menganalisis dan melakukan kajian penelitian, terutama mengenai apa yang sudah di teliti.” </text:p>
      <text:p text:style-name="P2">Adapun alasan untuk <text:s/>menggunakan metode ini adalah karena dalam pengambilan data dan pengolahan data menggunakan angka-angka dalam pengolahannya. Selain itu juga <text:s/>untuk menguji dan menjelaskan hubungan-hubungan atau pengaruh yang terjadi antara variable dalam penelitian ini. </text:p>
      <text:p text:style-name="P2"/>
      <text:p text:style-name="P2">B. Variabel Penelitian </text:p>
      <text:p text:style-name="P3">Sugiyono (2010: 39) mengemukakan bahwa macam-macam variabel</text:p>
      <text:p text:style-name="P3">dalam penelitian dapat dibedakan menjadi:</text:p>
      <text:p text:style-name="P3">1. Variabel Independen </text:p>
      <text:p text:style-name="P6"><text:span text:style-name="T3">Variabel ini sering disebut sebagai variabel stimulus, predictor, antecedent. Dalam bahasa Indonesia sering disebut sebagai variabel bebas.Variabel bebas adalah merupakan variabel yang mempengaruhi atau yang menjadi sebab perubahannya atau timbulnya variabel dependen (terikat). Dalam penelitian ini variabel bebas biasa disebut sebagai variabel X, maka variabel X adalah Pengaruh Computer Based Test (CBT) Pada Mata Pelajaran Pkn.</text:span></text:p>
      <text:p text:style-name="P6"><text:span text:style-name="T3"/></text:p>
      <text:p text:style-name="P6"><text:span text:style-name="T3">2. Variabel Dependen</text:span></text:p>
      <text:p text:style-name="P6"><text:span text:style-name="T3">Variabel ini sering disebut sebagai variabel output, criteria, konsekuen. Dalam bahasa Indonesia sering disebut sebagai variabel terikat. Variabel terikat merupakan variabel yang dipengaruhi atau yang menjadi akibat, karena adanya variabel bebas. Dalam penelitian variabel terikat disebut variabel Y, maka variabel Y adalah Hasil Belajar Siswa. </text:span></text:p>
      <text:p text:style-name="P6"><text:span text:style-name="T3"/></text:p>
      <text:p text:style-name="P6"><text:span text:style-name="T3">C. Populasi dan Sampel</text:span></text:p>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4:09:50.531918037</meta:creation-date>
    <dc:date>2018-11-14T14:47:19.445690215</dc:date>
    <meta:editing-duration>PT17M7S</meta:editing-duration>
    <meta:editing-cycles>2</meta:editing-cycles>
    <meta:generator>LibreOffice/5.1.2.2$Linux_x86 LibreOffice_project/d3bf12ecb743fc0d20e0be0c58ca359301eb705f</meta:generator>
    <meta:document-statistic meta:table-count="0" meta:image-count="0" meta:object-count="0" meta:page-count="1" meta:paragraph-count="15" meta:word-count="219" meta:character-count="1684" meta:non-whitespace-character-count="1470"/>
  </office:meta>
</office:document-meta>
</file>